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redicted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2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04/18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1/04</text:p>
            <draw:frame table:end-cell-address="'Raw-Data'.H77" table:end-x="0.2012in" table:end-y="0.052in" draw:z-index="2" draw:style-name="gr1" draw:text-style-name="P1" svg:width="6.5799in" svg:height="5.7524in" svg:x="0.1248in" svg:y="0.5in">
              <draw:object draw:notify-on-update-of-ranges="'Raw-Data'.B15:'Raw-Data'.B24 'Raw-Data'.R2:'Raw-Data'.R2 'Raw-Data'.R15:'Raw-Data'.R23 'Raw-Data'.Q2:'Raw-Data'.Q2 'Raw-Data'.Q15:'Raw-Data'.Q23 'Raw-Data'.P2:'Raw-Data'.P2 'Raw-Data'.P15:'Raw-Data'.P23 'Raw-Data'.O2:'Raw-Data'.O2 'Raw-Data'.O15:'Raw-Data'.O23 'Raw-Data'.N2:'Raw-Data'.N2 'Raw-Data'.N15:'Raw-Data'.N23 'Raw-Data'.S2:'Raw-Data'.S2 'Raw-Data'.S15:'Raw-Data'.S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  <draw:frame table:end-cell-address="'Raw-Data'.Q65" table:end-x="0.3311in" table:end-y="0.1535in" draw:z-index="1" draw:style-name="gr1" draw:text-style-name="P1" svg:width="8.4882in" svg:height="3.1638in" svg:x="0.6067in" svg:y="0.4906in">
              <draw:object draw:notify-on-update-of-ranges="'Raw-Data'.B16:'Raw-Data'.B23 'Raw-Data'.K2:'Raw-Data'.K2 'Raw-Data'.K16:'Raw-Data'.K23 'Raw-Data'.L2:'Raw-Data'.L2 'Raw-Data'.L16:'Raw-Data'.L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 table:number-rows-repeated="18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4587in" svg:x="0.5543in" svg:y="0.5in">
              <draw:object draw:notify-on-update-of-ranges="'Raw-Data'.B16:'Raw-Data'.B23 'Raw-Data'.C2:'Raw-Data'.C2 'Raw-Data'.C16:'Raw-Data'.C23 'Raw-Data'.D2:'Raw-Data'.D2 'Raw-Data'.D16:'Raw-Data'.D23 'Raw-Data'.F2:'Raw-Data'.F2 'Raw-Data'.F16:'Raw-Data'.F23 'Raw-Data'.G2:'Raw-Data'.G2 'Raw-Data'.G16:'Raw-Data'.G23 'Raw-Data'.H2:'Raw-Data'.H2 'Raw-Data'.H16:'Raw-Data'.H23 'Raw-Data'.I2:'Raw-Data'.I2 'Raw-Data'.I16:'Raw-Data'.I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Sheet2.I47" table:end-x="0.8902in" table:end-y="0.1303in" draw:z-index="0" draw:style-name="gr1" draw:text-style-name="P1" svg:width="7.2969in" svg:height="5.163in" svg:x="0.1177in" svg:y="0.1126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000-00-00T00:00:03.656810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4-11T17:38:28.315622410</dc:date>
    <meta:editing-duration>P8DT16H33M6S</meta:editing-duration>
    <meta:editing-cycles>295</meta:editing-cycles>
    <meta:generator>LibreOffice/4.1.3.2$Linux_X86_64 LibreOffice_project/410$Build-2</meta:generator>
    <dc:creator>twu </dc:creator>
    <meta:document-statistic meta:table-count="3" meta:cell-count="7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786cm" xlink:href=".." xlink:type="simple" chart:class="chart:bar" chart:style-name="ch1">
        <chart:title svg:x="7.966cm" svg:y="0.394cm" chart:style-name="ch2">
          <text:p>All Defects</text:p>
        </chart:title>
        <chart:legend chart:legend-position="end" svg:x="17.044cm" svg:y="3.086cm" style:legend-expansion="high" chart:style-name="ch3"/>
        <chart:plot-area chart:style-name="ch4" table:cell-range-address="'Raw-Data'.B16:'Raw-Data'.D23 'Raw-Data'.C2:'Raw-Data'.D2 'Raw-Data'.F2:'Raw-Data'.I2 'Raw-Data'.F16:'Raw-Data'.I23" chart:data-source-has-labels="both" svg:x="0.918cm" svg:y="1.31cm" svg:width="15.299cm" svg:height="6.876cm">
          <chartooo:coordinate-region svg:x="1.725cm" svg:y="1.509cm" svg:width="14.492cm" svg:height="6.03cm"/>
          <chart:axis chart:dimension="x" chart:name="primary-x" chart:style-name="ch5" chartooo:axis-type="auto">
            <chartooo:date-scale/>
            <chart:categories table:cell-range-address="'Raw-Data'.B16:'Raw-Data'.B23"/>
          </chart:axis>
          <chart:axis chart:dimension="y" chart:name="primary-y" chart:style-name="ch6"/>
          <chart:series chart:style-name="ch7" chart:values-cell-range-address="'Raw-Data'.C16:'Raw-Data'.C23" chart:label-cell-address="'Raw-Data'.C2:'Raw-Data'.C2" chart:class="chart:bar">
            <chart:data-point chart:repeated="8"/>
          </chart:series>
          <chart:series chart:style-name="ch8" chart:values-cell-range-address="'Raw-Data'.D16:'Raw-Data'.D23" chart:label-cell-address="'Raw-Data'.D2:'Raw-Data'.D2" chart:class="chart:bar">
            <chart:data-point chart:repeated="8"/>
          </chart:series>
          <chart:series chart:style-name="ch9" chart:values-cell-range-address="'Raw-Data'.F16:'Raw-Data'.F23" chart:label-cell-address="'Raw-Data'.F2:'Raw-Data'.F2" chart:class="chart:bar">
            <chart:data-point chart:repeated="8"/>
          </chart:series>
          <chart:series chart:style-name="ch10" chart:values-cell-range-address="'Raw-Data'.G16:'Raw-Data'.G23" chart:label-cell-address="'Raw-Data'.G2:'Raw-Data'.G2" chart:class="chart:bar">
            <chart:data-point chart:repeated="8"/>
          </chart:series>
          <chart:series chart:style-name="ch11" chart:values-cell-range-address="'Raw-Data'.H16:'Raw-Data'.H23" chart:label-cell-address="'Raw-Data'.H2:'Raw-Data'.H2" chart:class="chart:bar">
            <chart:data-point chart:repeated="8"/>
          </chart:series>
          <chart:series chart:style-name="ch12" chart:values-cell-range-address="'Raw-Data'.I16:'Raw-Data'.I23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22</text:p>
                <draw:g>
                  <svg:desc>'Raw-Data'.B16:'Raw-Data'.B23</svg:desc>
                </draw:g>
              </table:table-cell>
              <table:table-cell office:value-type="float" office:value="0">
                <text:p>0</text:p>
                <draw:g>
                  <svg:desc>'Raw-Data'.C16:'Raw-Data'.C23</svg:desc>
                </draw:g>
              </table:table-cell>
              <table:table-cell office:value-type="float" office:value="6">
                <text:p>6</text:p>
                <draw:g>
                  <svg:desc>'Raw-Data'.D16:'Raw-Data'.D23</svg:desc>
                </draw:g>
              </table:table-cell>
              <table:table-cell office:value-type="float" office:value="42">
                <text:p>42</text:p>
                <draw:g>
                  <svg:desc>'Raw-Data'.F16:'Raw-Data'.F23</svg:desc>
                </draw:g>
              </table:table-cell>
              <table:table-cell office:value-type="float" office:value="9">
                <text:p>9</text:p>
                <draw:g>
                  <svg:desc>'Raw-Data'.G16:'Raw-Data'.G23</svg:desc>
                </draw:g>
              </table:table-cell>
              <table:table-cell office:value-type="float" office:value="330">
                <text:p>330</text:p>
                <draw:g>
                  <svg:desc>'Raw-Data'.H16:'Raw-Data'.H23</svg:desc>
                </draw:g>
              </table:table-cell>
              <table:table-cell office:value-type="float" office:value="392">
                <text:p>392</text:p>
                <draw:g>
                  <svg:desc>'Raw-Data'.I16:'Raw-Data'.I23</svg:desc>
                </draw:g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37cm" xlink:href=".." xlink:type="simple" chart:class="chart:bar" chart:style-name="ch1">
        <chart:title svg:x="3.488cm" svg:y="0.016cm" chart:style-name="ch2">
          <text:p>New and Closed defects (weekly)</text:p>
        </chart:title>
        <chart:legend chart:legend-position="end" svg:x="18.049cm" svg:y="3.572cm" style:legend-expansion="high" chart:style-name="ch3"/>
        <chart:plot-area chart:style-name="ch4" table:cell-range-address="'Raw-Data'.B16:'Raw-Data'.B23 'Raw-Data'.K2:'Raw-Data'.L2 'Raw-Data'.K16:'Raw-Data'.L23" chart:data-source-has-labels="both" svg:x="1.143cm" svg:y="1.203cm" svg:width="16.209cm" svg:height="6.287cm">
          <chartooo:coordinate-region svg:x="1.764cm" svg:y="1.402cm" svg:width="15.588cm" svg:height="5.441cm"/>
          <chart:axis chart:dimension="x" chart:name="primary-x" chart:style-name="ch5" chartooo:axis-type="text">
            <chart:categories table:cell-range-address="'Raw-Data'.B16:'Raw-Data'.B23"/>
          </chart:axis>
          <chart:axis chart:dimension="y" chart:name="primary-y" chart:style-name="ch6"/>
          <chart:series chart:style-name="ch7" chart:values-cell-range-address="'Raw-Data'.K16:'Raw-Data'.K23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16:'Raw-Data'.L23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22</text:p>
                <draw:g>
                  <svg:desc>'Raw-Data'.B16:'Raw-Data'.B23</svg:desc>
                </draw:g>
              </table:table-cell>
              <table:table-cell office:value-type="float" office:value="9">
                <text:p>9</text:p>
                <draw:g>
                  <svg:desc>'Raw-Data'.K16:'Raw-Data'.K23</svg:desc>
                </draw:g>
              </table:table-cell>
              <table:table-cell office:value-type="float" office:value="7">
                <text:p>7</text:p>
                <draw:g>
                  <svg:desc>'Raw-Data'.L16:'Raw-Data'.L23</svg:desc>
                </draw:g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612cm" xlink:href=".." xlink:type="simple" chart:class="chart:bar" chart:column-mapping="3 2 1 0" chart:style-name="ch1">
        <chart:title svg:x="2.641cm" svg:y="1.129cm" chart:style-name="ch2">
          <text:p>Open Defect by Severity (weekly)</text:p>
        </chart:title>
        <chart:legend svg:x="12.855cm" svg:y="5.764cm" style:legend-expansion="custom" chartooo:width="3.723cm" chartooo:height="3.913cm" style:legend-expansion-aspect-ratio="0.951443904932277" chart:style-name="ch3"/>
        <chart:plot-area chart:style-name="ch4" table:cell-range-address="'Raw-Data'.B15:'Raw-Data'.B24 'Raw-Data'.N2:'Raw-Data'.S2 'Raw-Data'.N15:'Raw-Data'.R23 'Raw-Data'.S15:'Raw-Data'.S24" chart:data-source-has-labels="both" svg:x="0.748cm" svg:y="2.264cm" svg:width="11.437cm" svg:height="11.459cm">
          <chartooo:coordinate-region svg:x="1.369cm" svg:y="2.463cm" svg:width="10.816cm" svg:height="10.613cm"/>
          <chart:axis chart:dimension="x" chart:name="primary-x" chart:style-name="ch5" chartooo:axis-type="auto">
            <chartooo:date-scale/>
            <chart:categories table:cell-range-address="'Raw-Data'.B15:'Raw-Data'.B24"/>
          </chart:axis>
          <chart:axis chart:dimension="y" chart:name="primary-y" chart:style-name="ch6"/>
          <chart:series chart:style-name="ch7" chart:values-cell-range-address="'Raw-Data'.R15:'Raw-Data'.R23" chart:label-cell-address="'Raw-Data'.R2:'Raw-Data'.R2" chart:class="chart:bar">
            <chart:data-point chart:repeated="9"/>
          </chart:series>
          <chart:series chart:style-name="ch8" chart:values-cell-range-address="'Raw-Data'.Q15:'Raw-Data'.Q23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15:'Raw-Data'.P23" chart:label-cell-address="'Raw-Data'.P2:'Raw-Data'.P2" chart:class="chart:bar">
            <chart:data-point chart:repeated="9"/>
          </chart:series>
          <chart:series chart:style-name="ch11" chart:values-cell-range-address="'Raw-Data'.O15:'Raw-Data'.O23" chart:label-cell-address="'Raw-Data'.O2:'Raw-Data'.O2" chart:class="chart:bar">
            <chart:data-point chart:repeated="9"/>
          </chart:series>
          <chart:series chart:style-name="ch12" chart:values-cell-range-address="'Raw-Data'.N15:'Raw-Data'.N23" chart:label-cell-address="'Raw-Data'.N2:'Raw-Data'.N2" chart:class="chart:bar">
            <chart:data-point chart:repeated="9"/>
          </chart:series>
          <chart:series chart:style-name="ch13" chart:values-cell-range-address="'Raw-Data'.S15:'Raw-Data'.S24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15</text:p>
                <draw:g>
                  <svg:desc>'Raw-Data'.B15:'Raw-Data'.B24</svg:desc>
                </draw:g>
              </table:table-cell>
              <table:table-cell office:value-type="float" office:value="6">
                <text:p>6</text:p>
                <draw:g>
                  <svg:desc>'Raw-Data'.R15:'Raw-Data'.R23</svg:desc>
                </draw:g>
              </table:table-cell>
              <table:table-cell office:value-type="float" office:value="32">
                <text:p>32</text:p>
                <draw:g>
                  <svg:desc>'Raw-Data'.Q15:'Raw-Data'.Q23</svg:desc>
                </draw:g>
              </table:table-cell>
              <table:table-cell office:value-type="float" office:value="20">
                <text:p>20</text:p>
                <draw:g>
                  <svg:desc>'Raw-Data'.P15:'Raw-Data'.P23</svg:desc>
                </draw:g>
              </table:table-cell>
              <table:table-cell office:value-type="float" office:value="2">
                <text:p>2</text:p>
                <draw:g>
                  <svg:desc>'Raw-Data'.O15:'Raw-Data'.O23</svg:desc>
                </draw:g>
              </table:table-cell>
              <table:table-cell office:value-type="float" office:value="0">
                <text:p>0</text:p>
                <draw:g>
                  <svg:desc>'Raw-Data'.N15:'Raw-Data'.N23</svg:desc>
                </draw:g>
              </table:table-cell>
              <table:table-cell office:value-type="float" office:value="NaN">
                <text:p>NaN</text:p>
                <draw:g>
                  <svg:desc>'Raw-Data'.S15:'Raw-Data'.S24</svg:desc>
                </draw:g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